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0.3792in" style:rel-column-width="3712*"/>
    </style:style>
    <style:style style:name="Table3.B" style:family="table-column">
      <style:table-column-properties style:column-width="3.1014in" style:rel-column-width="30367*"/>
    </style:style>
    <style:style style:name="Table3.C" style:family="table-column">
      <style:table-column-properties style:column-width="0.416in" style:rel-column-width="4072*"/>
    </style:style>
    <style:style style:name="Table3.D" style:family="table-column">
      <style:table-column-properties style:column-width="0.6368in" style:rel-column-width="6235*"/>
    </style:style>
    <style:style style:name="Table3.E" style:family="table-column">
      <style:table-column-properties style:column-width="2.1597in" style:rel-column-width="21149*"/>
    </style:style>
    <style:style style:name="Table3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097in" fo:border="0.05pt solid #000000"/>
    </style:style>
    <style:style style:name="Table3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097in" fo:border-left="0.05pt solid #000000" fo:border-right="none" fo:border-top="none" fo:border-bottom="0.05pt solid #000000"/>
    </style:style>
    <style:style style:name="Table3.D3" style:family="table-cell">
      <style:table-cell-properties fo:padding="0.0097in" fo:border-left="none" fo:border-right="none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434in" style:rel-column-width="2065*"/>
    </style:style>
    <style:style style:name="Table2.B" style:family="table-column">
      <style:table-column-properties style:column-width="5.259in" style:rel-column-width="7573*"/>
    </style:style>
    <style:style style:name="Table2.A1" style:family="table-cell">
      <style:table-cell-properties fo:padding="0.0097in" fo:border="none"/>
    </style:style>
    <style:style style:name="Table2.A2" style:family="table-cell">
      <style:table-cell-properties fo:padding="0.0097in" fo:border-left="none" fo:border-right="none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font-name="Arial" fo:font-size="10pt" style:text-underline-style="none" style:text-blinking="false" fo:background-color="transparent" style:font-size-asian="10pt" style:font-size-complex="10pt"/>
    </style:style>
    <style:style style:name="P2" style:family="paragraph" style:parent-style-name="Standard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paragraph-rsid="000810f6" style:font-size-asian="8.75pt" style:font-size-complex="10pt"/>
    </style:style>
    <style:style style:name="P7" style:family="paragraph" style:parent-style-name="Table_20_Contents">
      <style:text-properties style:font-name="Arial" fo:font-size="10pt" officeooo:paragraph-rsid="00092fe3" style:font-size-asian="8.75pt" style:font-size-complex="10pt"/>
    </style:style>
    <style:style style:name="P8" style:family="paragraph" style:parent-style-name="Table_20_Contents">
      <style:text-properties style:font-name="Arial" fo:font-size="10pt" officeooo:paragraph-rsid="000de39e" style:font-size-asian="8.75pt" style:font-size-complex="10pt"/>
    </style:style>
    <style:style style:name="P9" style:family="paragraph" style:parent-style-name="Table_20_Contents">
      <style:text-properties style:font-name="Arial" fo:font-size="10pt" officeooo:rsid="00092fe3" officeooo:paragraph-rsid="000fde88" style:font-size-asian="8.75pt" style:font-size-complex="10pt"/>
    </style:style>
    <style:style style:name="P10" style:family="paragraph" style:parent-style-name="Table_20_Contents">
      <style:text-properties style:font-name="Arial" fo:font-size="10pt" officeooo:rsid="00092fe3" officeooo:paragraph-rsid="00092fe3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092fe3" officeooo:paragraph-rsid="000de39e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09b559" officeooo:paragraph-rsid="0009b559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4pt" fo:font-weight="bold" officeooo:rsid="0005a618" officeooo:paragraph-rsid="0005a618" style:font-size-asian="14pt" style:font-weight-asian="bold" style:font-size-complex="14pt" style:font-weight-complex="bold"/>
    </style:style>
    <style:style style:name="P15" style:family="paragraph" style:parent-style-name="Footer">
      <style:text-properties style:font-name="Arial" fo:font-size="10pt" officeooo:paragraph-rsid="001ac625" style:font-size-asian="10pt" style:font-size-complex="10pt"/>
    </style:style>
    <style:style style:name="P16" style:family="paragraph" style:parent-style-name="Standard">
      <style:text-properties fo:font-variant="normal" fo:text-transform="none" fo:color="#000000" style:text-line-through-style="none" style:font-name="Arial" fo:font-size="10pt" style:text-underline-style="none" officeooo:paragraph-rsid="001bb233" style:text-blinking="false" fo:background-color="transparent" style:font-size-asian="8.75pt" style:font-size-complex="10pt"/>
    </style:style>
    <style:style style:name="P17" style:family="paragraph" style:parent-style-name="Standard">
      <style:text-properties style:font-name="Arial" fo:font-size="10pt" style:font-size-asian="8.75pt" style:font-size-complex="10pt"/>
    </style:style>
    <style:style style:name="P18" style:family="paragraph" style:parent-style-name="Standard">
      <style:text-properties style:font-name="Arial" fo:font-size="10pt" officeooo:paragraph-rsid="001e3ac6" style:font-size-asian="8.75pt" style:font-size-complex="10pt"/>
    </style:style>
    <style:style style:name="P19" style:family="paragraph" style:parent-style-name="Standard">
      <style:text-properties style:font-name="Arial" fo:font-size="10pt" fo:font-weight="bold" officeooo:paragraph-rsid="001e3ac6" style:font-size-asian="8.75pt" style:font-weight-asian="bold" style:font-size-complex="10pt" style:font-weight-complex="bold"/>
    </style:style>
    <style:style style:name="P20" style:family="paragraph" style:parent-style-name="Standard">
      <style:text-properties officeooo:paragraph-rsid="001bb233"/>
    </style:style>
    <style:style style:name="P21" style:family="paragraph" style:parent-style-name="Table_20_Contents">
      <style:text-properties style:font-name="Arial" fo:font-size="10pt" style:font-size-asian="8.75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officeooo:paragraph-rsid="000810f6" style:font-size-asian="8.75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0pt" officeooo:paragraph-rsid="001bb233" style:font-size-asian="8.75pt" style:font-size-complex="10pt"/>
    </style:style>
    <style:style style:name="P24" style:family="paragraph" style:parent-style-name="Table_20_Contents">
      <style:text-properties style:font-name="Arial" fo:font-size="10pt" officeooo:paragraph-rsid="00092fe3" style:font-size-asian="8.75pt" style:font-size-complex="10pt"/>
    </style:style>
    <style:style style:name="P25" style:family="paragraph" style:parent-style-name="Table_20_Contents">
      <style:text-properties style:font-name="Arial" fo:font-size="10pt" officeooo:rsid="00092fe3" officeooo:paragraph-rsid="00092fe3" style:font-size-asian="8.75pt" style:font-size-complex="10pt"/>
    </style:style>
    <style:style style:name="P26" style:family="paragraph" style:parent-style-name="Table_20_Contents">
      <style:text-properties style:font-name="Arial" fo:font-size="10pt" officeooo:rsid="00092fe3" officeooo:paragraph-rsid="001bb233" style:font-size-asian="8.75pt" style:font-size-complex="10pt"/>
    </style:style>
    <style:style style:name="P27" style:family="paragraph" style:parent-style-name="Table_20_Contents">
      <style:text-properties style:font-name="Arial" fo:font-size="10pt" officeooo:paragraph-rsid="001bb233" style:font-size-asian="8.75pt" style:font-size-complex="10pt"/>
    </style:style>
    <style:style style:name="P28" style:family="paragraph" style:parent-style-name="Table_20_Contents">
      <style:text-properties style:font-name="Arial" fo:font-size="10pt" officeooo:paragraph-rsid="001d0323" style:font-size-asian="8.75pt" style:font-size-complex="10pt"/>
    </style:style>
    <style:style style:name="P29" style:family="paragraph" style:parent-style-name="Table_20_Contents">
      <style:text-properties style:font-name="Arial" fo:font-size="10pt" fo:font-weight="bold" officeooo:rsid="00092fe3" officeooo:paragraph-rsid="001bb233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paragraph-rsid="001d0323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4pt" fo:font-weight="normal" officeooo:paragraph-rsid="0005a618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4pt" fo:font-weight="normal" officeooo:paragraph-rsid="001bb23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4pt" fo:font-weight="bold" officeooo:rsid="0005a618" officeooo:paragraph-rsid="001bb233" style:font-size-asian="14pt" style:font-weight-asian="bold" style:font-size-complex="14pt" style:font-weight-complex="bold"/>
    </style:style>
    <style:style style:name="P34" style:family="paragraph" style:parent-style-name="Footer">
      <style:text-properties style:font-name="Arial" fo:font-size="10pt" officeooo:rsid="001ac625" officeooo:paragraph-rsid="001ac625" style:font-size-asian="10pt" style:font-size-complex="10pt"/>
    </style:style>
    <style:style style:name="T1" style:family="text">
      <style:text-properties officeooo:rsid="001ac625"/>
    </style:style>
    <style:style style:name="T2" style:family="text">
      <style:text-properties officeooo:rsid="00043185"/>
    </style:style>
    <style:style style:name="T3" style:family="text">
      <style:text-properties officeooo:rsid="0005a618"/>
    </style:style>
    <style:style style:name="T4" style:family="text">
      <style:text-properties officeooo:rsid="000810f6"/>
    </style:style>
    <style:style style:name="T5" style:family="text">
      <style:text-properties officeooo:rsid="00092fe3"/>
    </style:style>
    <style:style style:name="T6" style:family="text">
      <style:text-properties fo:font-weight="bold" officeooo:rsid="00092fe3" style:font-weight-asian="bold" style:font-weight-complex="bold"/>
    </style:style>
    <style:style style:name="T7" style:family="text">
      <style:text-properties fo:font-weight="bold" officeooo:rsid="000810f6" style:font-weight-asian="bold" style:font-weight-complex="bold"/>
    </style:style>
    <style:style style:name="T8" style:family="text">
      <style:text-properties officeooo:rsid="001d0323"/>
    </style:style>
    <style:style style:name="T9" style:family="text">
      <style:text-properties officeooo:rsid="001e3ac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template in get_product_list()&quot;&gt;">START LOOP</text:text-input></text:p>
      <text:p text:style-name="P2"><text:text-input text:description="&lt;template.template_name&gt;">PRD TMP NAME</text:text-input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">No</text:p>
            </table:table-cell>
            <table:table-cell table:style-name="Table3.A1" office:value-type="string">
              <text:p text:style-name="P13">Variants</text:p>
            </table:table-cell>
            <table:table-cell table:style-name="Table3.A1" table:number-columns-spanned="2" office:value-type="string">
              <text:p text:style-name="P13">Qty</text:p>
            </table:table-cell>
            <table:covered-table-cell/>
            <table:table-cell table:style-name="Table3.E1" office:value-type="string">
              <text:p text:style-name="P13">Notes</text:p>
            </table:table-cell>
          </table:table-row>
        </table:table-header-rows>
        <table:table-row>
          <table:table-cell table:style-name="Table3.A2" table:number-columns-spanned="5" office:value-type="string">
            <text:p text:style-name="P4"><text:text-input text:description="&lt;for each=&quot;move in template.moves&quot;&gt;">START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4"><text:text-input text:description="&lt;move.no&gt;">No</text:text-input></text:p>
          </table:table-cell>
          <table:table-cell table:style-name="Table3.A3" office:value-type="string">
            <text:p text:style-name="P4"><text:text-input text:description="&lt;move.product_name&gt;">PRODUCT NAME</text:text-input></text:p>
          </table:table-cell>
          <table:table-cell table:style-name="Table3.A3" office:value-type="string">
            <text:p text:style-name="P5"><text:text-input text:description="&lt;formatLang(move.qty)&gt;">Qty</text:text-input></text:p>
          </table:table-cell>
          <table:table-cell table:style-name="Table3.D3" office:value-type="string">
            <text:p text:style-name="P12"><text:text-input text:description="&lt;move.uom&gt;">UoM</text:text-input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table:number-columns-spanned="5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><text:text-input text:description="&lt;/for&gt;">END LOOP</text:text-input></text:p>
      <text:p text:style-name="P19"><text:span text:style-name="T9">Note:</text:span></text:p>
      <text:p text:style-name="P18"><text:span text:style-name="T9"><text:text-input text:description="&lt;o.note&gt;">NOTE</text:text-input></text:span></text:p>
      <text:p text:style-name="P18"><text:span text:style-name="T9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<text:span text:style-name="T8">Recipient</text:span>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28"><text:span text:style-name="T8">Date: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431in" style:rel-column-width="9233*"/>
    </style:style>
    <style:style style:name="Table4.B" style:family="table-column">
      <style:table-column-properties style:column-width="2.6965in" style:rel-column-width="26403*"/>
    </style:style>
    <style:style style:name="Table4.C" style:family="table-column">
      <style:table-column-properties style:column-width="3.0535in" style:rel-column-width="2989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Standard">
      <style:text-properties fo:font-variant="normal" fo:text-transform="none" fo:color="#000000" style:text-line-through-style="none" style:font-name="Arial" fo:font-size="10pt" style:text-underline-style="none" officeooo:paragraph-rsid="001bb233" style:text-blinking="false" fo:background-color="transparent" style:font-size-asian="8.75pt" style:font-size-complex="10pt"/>
    </style:style>
    <style:style style:name="MP2" style:family="paragraph" style:parent-style-name="Table_20_Contents">
      <style:text-properties style:font-name="Arial" fo:font-size="10pt" officeooo:paragraph-rsid="001bb233" style:font-size-asian="8.75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14pt" fo:font-weight="bold" officeooo:rsid="0005a618" officeooo:paragraph-rsid="001bb23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style:font-name="Arial" fo:font-size="14pt" fo:font-weight="normal" officeooo:paragraph-rsid="001bb233" style:font-size-asian="14pt" style:font-weight-asian="normal" style:font-size-complex="14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10pt" officeooo:paragraph-rsid="001bb233" style:font-size-asian="8.75pt" style:font-size-complex="10pt"/>
    </style:style>
    <style:style style:name="MP6" style:family="paragraph" style:parent-style-name="Table_20_Contents">
      <style:text-properties style:font-name="Arial" fo:font-size="10pt" officeooo:rsid="00092fe3" officeooo:paragraph-rsid="001bb233" style:font-size-asian="8.75pt" style:font-size-complex="10pt"/>
    </style:style>
    <style:style style:name="MP7" style:family="paragraph" style:parent-style-name="Table_20_Contents">
      <style:text-properties style:font-name="Arial" fo:font-size="10pt" fo:font-weight="bold" officeooo:rsid="00092fe3" officeooo:paragraph-rsid="001bb233" style:font-size-asian="8.75pt" style:font-weight-asian="bold" style:font-size-complex="10pt" style:font-weight-complex="bold"/>
    </style:style>
    <style:style style:name="MP8" style:family="paragraph" style:parent-style-name="Standard">
      <style:text-properties officeooo:paragraph-rsid="001bb233"/>
    </style:style>
    <style:style style:name="MP9" style:family="paragraph" style:parent-style-name="Footer">
      <style:text-properties style:font-name="Arial" fo:font-size="10pt" officeooo:paragraph-rsid="001ac625" style:font-size-asian="10pt" style:font-size-complex="10pt"/>
    </style:style>
    <style:style style:name="MP10" style:family="paragraph" style:parent-style-name="Footer">
      <style:text-properties style:font-name="Arial" fo:font-size="10pt" officeooo:rsid="001ac625" officeooo:paragraph-rsid="001ac625" style:font-size-asian="10pt" style:font-size-complex="10pt"/>
    </style:style>
    <style:style style:name="MT1" style:family="text">
      <style:text-properties officeooo:rsid="00043185"/>
    </style:style>
    <style:style style:name="MT2" style:family="text">
      <style:text-properties officeooo:rsid="0005a618"/>
    </style:style>
    <style:style style:name="MT3" style:family="text">
      <style:text-properties fo:font-weight="bold" officeooo:rsid="000810f6" style:font-weight-asian="bold" style:font-weight-complex="bold"/>
    </style:style>
    <style:style style:name="MT4" style:family="text">
      <style:text-properties officeooo:rsid="000810f6"/>
    </style:style>
    <style:style style:name="MT5" style:family="text">
      <style:text-properties fo:font-weight="bold" officeooo:rsid="00092fe3" style:font-weight-asian="bold" style:font-weight-complex="bold"/>
    </style:style>
    <style:style style:name="MT6" style:family="text">
      <style:text-properties officeooo:rsid="00092fe3"/>
    </style:style>
    <style:style style:name="MT7" style:family="text">
      <style:text-properties officeooo:rsid="001ac62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1"><draw:frame draw:style-name="Mfr1" draw:name="graphics1" text:anchor-type="as-char" svg:width="0.8228in" svg:height="0.8228in" draw:z-index="0"><draw:image xlink:href="https://lh5.googleusercontent.com/01akgA_Ru9mpEgp6Ygdb8VsOD52DQTacZ7wOuAQ6JPttVmVqWXI_Jsp1rHMnRD4irdbT_yy0oKhwhWi4kuniTiT-oQ5_q3b74an-vTLL_2KghLUYEVb0E18hwRfmTmx-GWBRej8" xlink:type="simple" xlink:show="embed" xlink:actuate="onLoad"/></draw:frame></text:p>
              <text:p text:style-name="MP2"/>
            </table:table-cell>
            <table:table-cell table:style-name="Table4.A1" office:value-type="string">
              <text:p text:style-name="MP2"><text:text-input text:description="&lt;o.company_id.name&gt;">COMPANY</text:text-input></text:p>
              <text:p text:style-name="MP2"><text:text-input text:description="&lt;o.company_id.street&gt;">STREET</text:text-input></text:p>
              <text:p text:style-name="MP2"><text:text-input text:description="&lt;o.company_id.street2&gt;">STREET2</text:text-input></text:p>
              <text:p text:style-name="MP2"><text:text-input text:description="&lt;o.company_id.state_id.name&gt;">STATE</text:text-input> <text:span text:style-name="MT1">- </text:span><text:span text:style-name="MT1"><text:text-input text:description="&lt;o.company_id.country_id.name&gt;">COUNTRY</text:text-input></text:span></text:p>
              <text:p text:style-name="MP2"><text:span text:style-name="MT2">Ph. </text:span><text:span text:style-name="MT2"><text:text-input text:description="&lt;o.company_id.phone&gt;">PHONE</text:text-input></text:span></text:p>
            </table:table-cell>
            <table:table-cell table:style-name="Table4.C1" office:value-type="string">
              <text:p text:style-name="MP3">Inventory Transfer Slip</text:p>
              <text:p text:style-name="MP3"/>
              <text:p text:style-name="MP4"><text:span text:style-name="MT2">No: </text:span><text:span text:style-name="MT2"><text:text-input text:description="&lt;o.name&gt;">NUMBER</text:text-input></text:span></text:p>
            </table:table-cell>
          </table:table-row>
          <table:table-row>
            <table:table-cell table:style-name="Table4.A2" table:number-columns-spanned="3" office:value-type="string">
              <text:p text:style-name="MP5"><text:span text:style-name="MT3">Creation Date:</text:span><text:span text:style-name="MT4"> </text:span><text:span text:style-name="MT4"><text:text-input text:description="&lt;time.strftime('%d/%m/%Y', time.strptime(o.date, '%Y-%m-%d %H:%M:%S'))&gt;">CREATION DATE</text:text-input></text:span></text:p>
              <text:p text:style-name="MP5"><text:span text:style-name="MT3">Scheduled Date:</text:span><text:span text:style-name="MT4"> </text:span><text:span text:style-name="MT4"><text:text-input text:description="&lt;time.strftime('%d/%m/%Y', time.strptime(o.min_date, '%Y-%m-%d %H:%M:%S'))&gt;">SCHEDULED DATE</text:text-input></text:span></text:p>
              <text:p text:style-name="MP5"><text:span text:style-name="MT3">Source Document:</text:span><text:span text:style-name="MT4"> </text:span><text:span text:style-name="MT4"><text:text-input text:description="&lt;o.origin and o.origin or 'N/A'&gt;">ORIGIN</text:text-input></text:span></text:p>
            </table:table-cell>
            <table:covered-table-cell/>
            <table:covered-table-cell/>
          </table:table-row>
          <table:table-row>
            <table:table-cell table:style-name="Table4.A3" table:number-columns-spanned="2" office:value-type="string">
              <text:p text:style-name="MP2"><text:span text:style-name="MT5">Source Warehouse</text:span><text:span text:style-name="MT6">:</text:span></text:p>
              <text:p text:style-name="MP6"><text:text-input text:description="&lt;o.company_id.name&gt;">SOURCE WAREHOUSE</text:text-input></text:p>
              <text:p text:style-name="MP6"><text:text-input text:description="&lt;o.picking_type_id.warehouse_id.partner_id and o.picking_type_id.warehouse_id.partner_id.street or ''&gt;">STREET</text:text-input></text:p>
              <text:p text:style-name="MP6"><text:text-input text:description="&lt;o.picking_type_id.warehouse_id.partner_id and o.picking_type_id.warehouse_id.partner_id.street2 or ''&gt;">STREET2</text:text-input></text:p>
              <text:p text:style-name="MP2"><text:span text:style-name="MT6"><text:text-input text:description="&lt;o.picking_type_id.warehouse_id.partner_id and o.picking_type_id.warehouse_id.partner_id.city or ''&gt;">CITY</text:text-input></text:span><text:span text:style-name="MT6"> </text:span><text:span text:style-name="MT6"><text:text-input text:description="&lt;o.picking_type_id.warehouse_id.partner_id and o.picking_type_id.warehouse_id.partner_id.zip or ''&gt;">ZIP</text:text-input></text:span></text:p>
              <text:p text:style-name="MP2"><text:span text:style-name="MT6"><text:text-input text:description="&lt;o.picking_type_id.warehouse_id.partner_id and o.picking_type_id.warehouse_id.partner_id.state_id.name or ''&gt;">STATE</text:text-input></text:span><text:span text:style-name="MT6">. </text:span><text:span text:style-name="MT6"><text:text-input text:description="&lt;o.picking_type_id.warehouse_id.partner_id and o.picking_type_id.warehouse_id.partner_id.country_id.name or ''&gt;">COUNTRY</text:text-input></text:span></text:p>
            </table:table-cell>
            <table:covered-table-cell/>
            <table:table-cell table:style-name="Table4.A2" office:value-type="string">
              <text:p text:style-name="MP2"><text:span text:style-name="MT5">Destination Warehouse</text:span><text:span text:style-name="MT6">:</text:span></text:p>
              <text:p text:style-name="MP6"><text:text-input text:description="&lt;o.company_id.name&gt;">DESTINATION WAREHOUSE</text:text-input></text:p>
              <text:p text:style-name="MP6"><text:text-input text:description="&lt;o.partner_id and o.partner_id.street or ''&gt;">STREET</text:text-input></text:p>
              <text:p text:style-name="MP6"><text:text-input text:description="&lt;o.partner_id and o.partner_id.street2 or ''&gt;">STREET2</text:text-input></text:p>
              <text:p text:style-name="MP2"><text:span text:style-name="MT6"><text:text-input text:description="&lt;o.partner_id and o.partner_id.city or ''&gt;">CITY</text:text-input></text:span><text:span text:style-name="MT6"> </text:span><text:span text:style-name="MT6"><text:text-input text:description="&lt;o.partner_id and o.partner_id.zip or ''&gt;">ZIP</text:text-input></text:span></text:p>
              <text:p text:style-name="MP2"><text:span text:style-name="MT6"><text:text-input text:description="&lt;o.partner_id and o.partner_id.state_id.name or ''&gt;">STATE</text:text-input></text:span><text:span text:style-name="MT6">. </text:span><text:span text:style-name="MT6"><text:text-input text:description="&lt;o.partner_id and o.partner_id.country_id.name or ''&gt;">COUNTRY</text:text-input></text:span></text:p>
            </table:table-cell>
          </table:table-row>
          <table:table-row>
            <table:table-cell table:style-name="Table4.A3" table:number-columns-spanned="2" office:value-type="string">
              <text:p text:style-name="MP7">Contact:</text:p>
              <text:p text:style-name="MP2"><text:span text:style-name="MT6"><text:text-input text:description="&lt;o.picking_type_id.warehouse_id.partner_id and o.picking_type_id.warehouse_id.partner_id.name or ''&gt;">CP DESTINATION</text:text-input></text:span><text:span text:style-name="MT6"><text:text-input text:description="&lt;o.picking_type_id.warehouse_id.partner_id and o.picking_type_id.warehouse_id.partner_id.name or ''&gt;"/></text:span></text:p>
              <text:p text:style-name="MP6"><text:text-input text:description="&lt;o.picking_type_id.warehouse_id.partner_id and o.picking_type_id.warehouse_id.partner_id.mobile or ''&gt;">HP SOURCE</text:text-input></text:p>
            </table:table-cell>
            <table:covered-table-cell/>
            <table:table-cell table:style-name="Table4.A2" office:value-type="string">
              <text:p text:style-name="MP7">Contact:</text:p>
              <text:p text:style-name="MP6"><text:text-input text:description="&lt;o.partner_id and o.partner_id.name or ''&gt;">CP DESTINATION</text:text-input></text:p>
              <text:p text:style-name="MP6"><text:text-input text:description="&lt;o.partner_id and o.partner_id.mobile or ''&gt;">HP DESTINATION</text:text-input></text:p>
            </table:table-cell>
          </table:table-row>
        </table:table>
        <text:p text:style-name="MP8"/>
      </style:header>
      <style:foot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9"><text:span text:style-name="MT7">Halaman </text:span><text:span text:style-name="MT7"><text:page-number text:select-page="current">1</text:page-number></text:span><text:span text:style-name="MT7"> dari </text:span><text:span text:style-name="MT7"><text:page-count>1</text:page-count></text:span><text:span text:style-name="MT7"> halaman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1-17T13:33:31</meta:creation-date>
    <dc:date>2015-11-18T15:56:39</dc:date>
    <dc:creator>Andhitia Rama</dc:creator>
    <meta:editing-duration>PT2H11M38S</meta:editing-duration>
    <meta:editing-cycles>36</meta:editing-cycles>
    <meta:generator>LibreOffice/3.6$Linux_x86 LibreOffice_project/360m1$Build-2</meta:generator>
    <meta:document-statistic meta:table-count="4" meta:image-count="1" meta:object-count="0" meta:page-count="1" meta:paragraph-count="47" meta:word-count="83" meta:character-count="506" meta:non-whitespace-character-count="467"/>
  </office:meta>
</office:document-meta>
</file>